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8pt" officeooo:rsid="0012faf2" officeooo:paragraph-rsid="0012faf2" style:font-size-asian="15.75pt" style:font-size-complex="18pt"/>
    </style:style>
    <style:style style:name="P2" style:family="paragraph" style:parent-style-name="Standard">
      <style:text-properties style:font-name="DejaVu Math TeX Gyre" fo:font-size="18pt" officeooo:rsid="001480ab" officeooo:paragraph-rsid="001480ab" style:font-size-asian="15.75pt" style:font-size-complex="18pt"/>
    </style:style>
    <style:style style:name="P3" style:family="paragraph" style:parent-style-name="Standard">
      <style:text-properties style:font-name="DejaVu Math TeX Gyre" fo:font-size="18pt" officeooo:rsid="001480ab" officeooo:paragraph-rsid="00167add" style:font-size-asian="15.75pt" style:font-size-complex="18pt"/>
    </style:style>
    <style:style style:name="P4" style:family="paragraph" style:parent-style-name="Standard">
      <style:text-properties style:font-name="DejaVu Math TeX Gyre" fo:font-size="18pt" officeooo:rsid="0015d42b" officeooo:paragraph-rsid="001480ab" style:font-size-asian="15.75pt" style:font-size-complex="18pt"/>
    </style:style>
    <style:style style:name="P5" style:family="paragraph" style:parent-style-name="Standard">
      <style:text-properties style:font-name="DejaVu Math TeX Gyre" fo:font-size="18pt" officeooo:rsid="0015d42b" officeooo:paragraph-rsid="0015d42b" style:font-size-asian="15.75pt" style:font-size-complex="18pt"/>
    </style:style>
    <style:style style:name="P6" style:family="paragraph" style:parent-style-name="Standard">
      <style:text-properties style:font-name="DejaVu Math TeX Gyre" fo:font-size="18pt" officeooo:rsid="001705e6" officeooo:paragraph-rsid="001705e6" style:font-size-asian="15.75pt" style:font-size-complex="18pt"/>
    </style:style>
    <style:style style:name="P7" style:family="paragraph" style:parent-style-name="Standard">
      <style:text-properties style:font-name="DejaVu Math TeX Gyre" fo:font-size="18pt" officeooo:rsid="00180228" officeooo:paragraph-rsid="00180228" style:font-size-asian="15.75pt" style:font-size-complex="18pt"/>
    </style:style>
    <style:style style:name="P8" style:family="paragraph" style:parent-style-name="Standard">
      <style:text-properties style:font-name="DejaVu Math TeX Gyre" fo:font-size="18pt" officeooo:rsid="0019f6d7" officeooo:paragraph-rsid="0019f6d7" style:font-size-asian="15.75pt" style:font-size-complex="18pt"/>
    </style:style>
    <style:style style:name="P9" style:family="paragraph" style:parent-style-name="Standard">
      <style:text-properties style:font-name="DejaVu Math TeX Gyre" fo:font-size="18pt" officeooo:rsid="001d8827" officeooo:paragraph-rsid="001d8827" style:font-size-asian="15.75pt" style:font-size-complex="18pt"/>
    </style:style>
    <style:style style:name="P10" style:family="paragraph" style:parent-style-name="Standard">
      <style:text-properties style:font-name="DejaVu Math TeX Gyre" fo:font-size="18pt" officeooo:rsid="001ffc23" officeooo:paragraph-rsid="001ffc23" style:font-size-asian="15.75pt" style:font-size-complex="18pt"/>
    </style:style>
    <style:style style:name="P11" style:family="paragraph" style:parent-style-name="Standard">
      <style:text-properties officeooo:paragraph-rsid="001ffc23"/>
    </style:style>
    <style:style style:name="P12" style:family="paragraph" style:parent-style-name="Standard">
      <style:text-properties style:font-name="DejaVu Math TeX Gyre" fo:font-size="18pt" officeooo:rsid="001f1009" officeooo:paragraph-rsid="001d8827" style:font-size-asian="15.75pt" style:font-size-complex="18pt"/>
    </style:style>
    <style:style style:name="P13" style:family="paragraph" style:parent-style-name="Standard">
      <style:text-properties style:font-name="DejaVu Math TeX Gyre" fo:font-size="18pt" officeooo:rsid="0021909d" officeooo:paragraph-rsid="0021909d" style:font-size-asian="15.75pt" style:font-size-complex="18pt"/>
    </style:style>
    <style:style style:name="P14" style:family="paragraph" style:parent-style-name="Standard">
      <style:text-properties style:font-name="DejaVu Math TeX Gyre" fo:font-size="18pt" officeooo:rsid="00228b19" officeooo:paragraph-rsid="00228b19" style:font-size-asian="15.75pt" style:font-size-complex="18pt"/>
    </style:style>
    <style:style style:name="T1" style:family="text">
      <style:text-properties officeooo:rsid="0015d42b"/>
    </style:style>
    <style:style style:name="T2" style:family="text">
      <style:text-properties officeooo:rsid="001629c1"/>
    </style:style>
    <style:style style:name="T3" style:family="text">
      <style:text-properties officeooo:rsid="00167add"/>
    </style:style>
    <style:style style:name="T4" style:family="text">
      <style:text-properties officeooo:rsid="001f1009"/>
    </style:style>
    <style:style style:name="T5" style:family="text">
      <style:text-properties officeooo:rsid="001ffc23"/>
    </style:style>
    <style:style style:name="T6" style:family="text">
      <style:text-properties style:font-name="DejaVu Math TeX Gyre" fo:font-size="18pt" officeooo:rsid="001ffc23" style:font-size-asian="15.75pt" style:font-size-complex="18pt"/>
    </style:style>
    <style:style style:name="T7" style:family="text">
      <style:text-properties officeooo:rsid="00228b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] static ke<text:span text:style-name="T1">yword :- </text:span></text:p>
      <text:p text:style-name="P3"><text:tab/>-&gt; <text:span text:style-name="T3">use static when you want private /isolation per file.</text:span></text:p>
      <text:p text:style-name="P4"><text:tab/></text:p>
      <text:p text:style-name="P4"/>
      <text:p text:style-name="P5">2] extern bool p;</text:p>
      <text:p text:style-name="P5"><text:tab/>-&gt; it is a promise to the complier that variable exists somewhere else.</text:p>
      <text:p text:style-name="P5"><text:tab/>-&gt; <text:span text:style-name="T2">You have made promises in the header, but you haven’t actually created the memory (the defination) in any .cpp files.</text:span></text:p>
      <text:p text:style-name="P5"/>
      <text:p text:style-name="P6">3] inline function :- C++17</text:p>
      <text:p text:style-name="P6"/>
      <text:p text:style-name="P7">4] using struct ImmutableState{};</text:p>
      <text:p text:style-name="P7"/>
      <text:p text:style-name="P8">5] checkWhatIfElseReturnOnConditionNULL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/>
      <text:p text:style-name="P8"><text:s text:c="8"/>if(NULL)</text:p>
      <text:p text:style-name="P8"><text:s text:c="8"/>{</text:p>
      <text:p text:style-name="P8"><text:s text:c="16"/>cout&lt;&lt;"it is NULL\n 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else part\n False \n";</text:p>
      <text:p text:style-name="P8"><text:soft-page-break/></text:p>
      <text:p text:style-name="P8"><text:s text:c="8"/>}</text:p>
      <text:p text:style-name="P8"/>
      <text:p text:style-name="P8"><text:s text:c="8"/>return 0;</text:p>
      <text:p text:style-name="P8"/>
      <text:p text:style-name="P8">-&gt; [root@PTLD-3:/tmpdata/Rushikesh_27022026]# ./checkWhatIfElseReturnOnConditionNULL </text:p>
      <text:p text:style-name="P8">else part</text:p>
      <text:p text:style-name="P8"><text:s/>False </text:p>
      <text:p text:style-name="P8"/>
      <text:p text:style-name="P8"/>
      <text:p text:style-name="P8">checkWhatIfElseReturnOnCondition_Zero_0_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><text:s text:c="8"/>if(0)</text:p>
      <text:p text:style-name="P8"><text:s text:c="8"/>{</text:p>
      <text:p text:style-name="P8"><text:s text:c="16"/>cout&lt;&lt;"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False\n";</text:p>
      <text:p text:style-name="P8"><text:s text:c="8"/>}</text:p>
      <text:p text:style-name="P8"/>
      <text:p text:style-name="P8"><text:s text:c="8"/>return 0;</text:p>
      <text:p text:style-name="P8">}</text:p>
      <text:p text:style-name="P8"/>
      <text:p text:style-name="P8"/>
      <text:p text:style-name="P8"><text:soft-page-break/>[root@PTLD-3:/tmpdata/Rushikesh_27022026]# ./checkWhatIfElseReturnOnCondition_Zero_0_</text:p>
      <text:p text:style-name="P8">False</text:p>
      <text:p text:style-name="P8"/>
      <text:p text:style-name="P8"/>
      <text:p text:style-name="P9"><text:span text:style-name="T7">6</text:span>] key concept in c++</text:p>
      <text:p text:style-name="P9"><text:tab/>1. declaration – specifies the type and name.</text:p>
      <text:p text:style-name="P9"><text:tab/>Int age;</text:p>
      <text:p text:style-name="P9"><text:s/><text:tab/>double salary;<text:tab/></text:p>
      <text:p text:style-name="P9"><text:tab/></text:p>
      <text:p text:style-name="P12"><text:tab/>2. initialization - Assign an initial value at declaration.</text:p>
      <text:p text:style-name="P9"><text:tab/><text:span text:style-name="T4">Int a -120; // declaration + initialization</text:span></text:p>
      <text:p text:style-name="P9"><text:tab/><text:span text:style-name="T5">int b(20);</text:span></text:p>
      <text:p text:style-name="P10"><text:tab/></text:p>
      <text:p text:style-name="P11"><text:span text:style-name="T6"><text:tab/>3.</text:span></text:p>
      <text:p text:style-name="P13">Assignment – Changing the value after declaration</text:p>
      <text:p text:style-name="P13"/>
      <text:p text:style-name="P13"/>
      <text:p text:style-name="P14">7] switch case-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2:43:34.256611585</meta:creation-date>
    <dc:date>2026-04-07T11:43:48.344152937</dc:date>
    <meta:editing-duration>PT7H35M40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54" meta:word-count="160" meta:character-count="1316" meta:non-whitespace-character-count="1010"/>
  </office:meta>
</office:document-meta>
</file>